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20351d" officeooo:paragraph-rsid="0020351d"/>
    </style:style>
    <style:style style:name="P6" style:family="paragraph" style:parent-style-name="Standard">
      <style:text-properties officeooo:rsid="001da310" officeooo:paragraph-rsid="001da310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T1" style:family="text">
      <style:text-properties officeooo:rsid="001e3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- Specjalizacja</text:p>
      <text:p text:style-name="P4"/>
      <text:p text:style-name="P5">Onslaught (Adept) - Blast</text:p>
      <text:p text:style-name="P4"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10T01:32:43.871000000</dc:date>
    <meta:editing-duration>PT36M30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2" meta:word-count="58" meta:character-count="427" meta:non-whitespace-character-count="369"/>
  </office:meta>
</office:document-meta>
</file>